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ae4c4" officeooo:paragraph-rsid="000ae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to test libosp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20:05:52.653937420</meta:creation-date>
    <dc:date>2022-12-12T20:06:38.069756355</dc:date>
    <meta:editing-duration>PT45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7.3.7.2$Linux_X86_64 LibreOffice_project/30$Build-2</meta:generator>
  </office:meta>
</office:document-meta>
</file>